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bcad" officeooo:paragraph-rsid="001cbcad"/>
    </style:style>
    <style:style style:name="P2" style:family="paragraph" style:parent-style-name="Standard">
      <style:paragraph-properties fo:margin-left="2.501cm" fo:margin-right="0cm" fo:text-indent="0cm" style:auto-text-indent="false"/>
      <style:text-properties officeooo:rsid="001e8f79" officeooo:paragraph-rsid="001cbcad"/>
    </style:style>
    <style:style style:name="P3" style:family="paragraph" style:parent-style-name="Standard">
      <style:paragraph-properties fo:margin-left="2.501cm" fo:margin-right="0cm" fo:text-indent="0cm" style:auto-text-indent="false"/>
      <style:text-properties officeooo:rsid="001e8f79" officeooo:paragraph-rsid="001e8f79"/>
    </style:style>
    <style:style style:name="P4" style:family="paragraph" style:parent-style-name="Standard">
      <style:paragraph-properties fo:margin-left="2.501cm" fo:margin-right="0cm" fo:text-indent="0cm" style:auto-text-indent="false"/>
      <style:text-properties officeooo:rsid="001ff2c0" officeooo:paragraph-rsid="001ff2c0"/>
    </style:style>
    <style:style style:name="P5" style:family="paragraph" style:parent-style-name="Standard">
      <style:paragraph-properties fo:margin-left="2.501cm" fo:margin-right="0cm" fo:text-indent="0cm" style:auto-text-indent="false"/>
      <style:text-properties officeooo:rsid="00205b9f" officeooo:paragraph-rsid="00205b9f"/>
    </style:style>
    <style:style style:name="P6" style:family="paragraph" style:parent-style-name="Standard">
      <style:text-properties officeooo:rsid="001cbcad" officeooo:paragraph-rsid="001cbcad"/>
    </style:style>
    <style:style style:name="P7" style:family="paragraph" style:parent-style-name="Standard">
      <style:paragraph-properties fo:margin-left="1.251cm" fo:margin-right="0cm" fo:text-indent="0cm" style:auto-text-indent="false"/>
      <style:text-properties officeooo:rsid="001cbcad" officeooo:paragraph-rsid="001cbcad"/>
    </style:style>
    <style:style style:name="P8" style:family="paragraph" style:parent-style-name="Standard">
      <style:paragraph-properties fo:margin-left="2.501cm" fo:margin-right="0cm" fo:text-indent="0cm" style:auto-text-indent="false"/>
      <style:text-properties officeooo:rsid="001cbcad" officeooo:paragraph-rsid="001cbcad"/>
    </style:style>
    <style:style style:name="P9" style:family="paragraph" style:parent-style-name="Standard">
      <style:text-properties officeooo:rsid="001cbcad" officeooo:paragraph-rsid="0028cf01"/>
    </style:style>
    <style:style style:name="P10" style:family="paragraph" style:parent-style-name="Standard">
      <style:paragraph-properties fo:margin-left="1.251cm" fo:margin-right="0cm" fo:text-indent="0cm" style:auto-text-indent="false"/>
      <style:text-properties officeooo:rsid="001cbcad" officeooo:paragraph-rsid="001e8f79"/>
    </style:style>
    <style:style style:name="P11" style:family="paragraph" style:parent-style-name="Standard">
      <style:paragraph-properties fo:margin-left="2.501cm" fo:margin-right="0cm" fo:text-indent="0cm" style:auto-text-indent="false"/>
      <style:text-properties officeooo:rsid="001cbcad" officeooo:paragraph-rsid="001e8f79"/>
    </style:style>
    <style:style style:name="P12" style:family="paragraph" style:parent-style-name="Standard">
      <style:paragraph-properties fo:margin-left="2.501cm" fo:margin-right="0cm" fo:text-indent="0cm" style:auto-text-indent="false"/>
      <style:text-properties style:font-name="Liberation Serif" fo:font-size="12pt" officeooo:paragraph-rsid="00205b9f" style:font-size-asian="12pt" style:font-size-complex="12pt"/>
    </style:style>
    <style:style style:name="P13" style:family="paragraph" style:parent-style-name="Standard">
      <style:paragraph-properties fo:margin-left="2.501cm" fo:margin-right="0cm" fo:text-indent="0cm" style:auto-text-indent="false"/>
      <style:text-properties style:font-name="Liberation Serif" fo:font-size="12pt" officeooo:rsid="00212fca" officeooo:paragraph-rsid="00212fca" style:font-size-asian="12pt" style:font-size-complex="12pt"/>
    </style:style>
    <style:style style:name="P14" style:family="paragraph" style:parent-style-name="Standard">
      <style:paragraph-properties fo:margin-left="2.501cm" fo:margin-right="0cm" fo:text-indent="0cm" style:auto-text-indent="false"/>
      <style:text-properties officeooo:rsid="00212fca" officeooo:paragraph-rsid="00212fca"/>
    </style:style>
    <style:style style:name="P15" style:family="paragraph" style:parent-style-name="Standard">
      <style:text-properties officeooo:rsid="00227c3f" officeooo:paragraph-rsid="00227c3f"/>
    </style:style>
    <style:style style:name="P16" style:family="paragraph" style:parent-style-name="Standard">
      <style:paragraph-properties fo:margin-left="2.501cm" fo:margin-right="0cm" fo:text-indent="0cm" style:auto-text-indent="false"/>
      <style:text-properties officeooo:rsid="00227c3f" officeooo:paragraph-rsid="00227c3f"/>
    </style:style>
    <style:style style:name="P17" style:family="paragraph" style:parent-style-name="Standard">
      <style:paragraph-properties fo:margin-left="1.251cm" fo:margin-right="0cm" fo:text-indent="0cm" style:auto-text-indent="false"/>
      <style:text-properties officeooo:rsid="002552b6" officeooo:paragraph-rsid="002552b6"/>
    </style:style>
    <style:style style:name="P18" style:family="paragraph" style:parent-style-name="Standard">
      <style:paragraph-properties fo:margin-left="1.251cm" fo:margin-right="0cm" fo:text-indent="0cm" style:auto-text-indent="false"/>
      <style:text-properties officeooo:rsid="00271549" officeooo:paragraph-rsid="00271549"/>
    </style:style>
    <style:style style:name="P19" style:family="paragraph" style:parent-style-name="Standard">
      <style:paragraph-properties fo:margin-left="2.501cm" fo:margin-right="0cm" fo:text-indent="0cm" style:auto-text-indent="false"/>
      <style:text-properties officeooo:rsid="0027fde2" officeooo:paragraph-rsid="0027fde2"/>
    </style:style>
    <style:style style:name="P20" style:family="paragraph" style:parent-style-name="Standard">
      <style:text-properties officeooo:rsid="0028cf01" officeooo:paragraph-rsid="0028cf01"/>
    </style:style>
    <style:style style:name="P21" style:family="paragraph" style:parent-style-name="Standard">
      <style:paragraph-properties fo:margin-left="2.501cm" fo:margin-right="0cm" fo:text-indent="0cm" style:auto-text-indent="false"/>
      <style:text-properties officeooo:rsid="0028cf01" officeooo:paragraph-rsid="0028cf01"/>
    </style:style>
    <style:style style:name="P22" style:family="paragraph" style:parent-style-name="Standard">
      <style:text-properties officeooo:rsid="0029c73c" officeooo:paragraph-rsid="0029c73c"/>
    </style:style>
    <style:style style:name="P23" style:family="paragraph" style:parent-style-name="Standard">
      <style:text-properties officeooo:rsid="002d257e" officeooo:paragraph-rsid="002d257e"/>
    </style:style>
    <style:style style:name="P24" style:family="paragraph" style:parent-style-name="Standard">
      <style:text-properties officeooo:rsid="002e7911" officeooo:paragraph-rsid="002e7911"/>
    </style:style>
    <style:style style:name="P25" style:family="paragraph" style:parent-style-name="Standard">
      <style:paragraph-properties fo:text-align="center" style:justify-single-word="false"/>
      <style:text-properties fo:font-size="15pt" fo:font-weight="bold" officeooo:rsid="001cbcad" officeooo:paragraph-rsid="0028cf01" style:font-size-asian="15pt" style:font-weight-asian="bold" style:font-size-complex="15pt" style:font-weight-complex="bold"/>
    </style:style>
    <style:style style:name="P26"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officeooo:rsid="001cbcad" officeooo:paragraph-rsid="001cbcad" style:font-size-asian="16pt" style:font-style-asian="normal" style:font-weight-asian="bold" style:font-size-complex="16pt" style:font-style-complex="normal" style:font-weight-complex="bold"/>
    </style:style>
    <style:style style:name="P27" style:family="paragraph" style:parent-style-name="Standard">
      <style:text-properties fo:font-size="14pt" style:text-underline-style="solid" style:text-underline-width="auto" style:text-underline-color="font-color" fo:font-weight="bold" officeooo:rsid="001cbcad" officeooo:paragraph-rsid="001cbcad" style:font-size-asian="14pt" style:font-weight-asian="bold" style:font-size-complex="14pt" style:font-weight-complex="bold"/>
    </style:style>
    <style:style style:name="T1" style:family="text">
      <style:text-properties officeooo:rsid="001cc10a"/>
    </style:style>
    <style:style style:name="T2" style:family="text">
      <style:text-properties officeooo:rsid="001e8f79"/>
    </style:style>
    <style:style style:name="T3" style:family="text">
      <style:text-properties officeooo:rsid="001ff2c0"/>
    </style:style>
    <style:style style:name="T4" style:family="text">
      <style:text-properties officeooo:rsid="00205b9f"/>
    </style:style>
    <style:style style:name="T5" style:family="text">
      <style:text-properties officeooo:rsid="00212f69"/>
    </style:style>
    <style:style style:name="T6" style:family="text">
      <style:text-properties fo:color="#000000" loext:opacity="100%" officeooo:rsid="00212f69" fo:background-color="#ffffff" loext:char-shading-value="0"/>
    </style:style>
    <style:style style:name="T7" style:family="text">
      <style:text-properties fo:color="#000000" loext:opacity="100%" fo:font-weight="normal" fo:background-color="#ffffff" loext:char-shading-value="0"/>
    </style:style>
    <style:style style:name="T8" style:family="text">
      <style:text-properties fo:color="#000000" loext:opacity="100%" fo:font-weight="normal" officeooo:rsid="00212f69" fo:background-color="#ffffff" loext:char-shading-value="0"/>
    </style:style>
    <style:style style:name="T9" style:family="text">
      <style:text-properties officeooo:rsid="00227c3f"/>
    </style:style>
    <style:style style:name="T10" style:family="text">
      <style:text-properties officeooo:rsid="002441ad"/>
    </style:style>
    <style:style style:name="T11" style:family="text">
      <style:text-properties officeooo:rsid="002552b6"/>
    </style:style>
    <style:style style:name="T12" style:family="text">
      <style:text-properties officeooo:rsid="0029c73c"/>
    </style:style>
    <style:style style:name="T13" style:family="text">
      <style:text-properties officeooo:rsid="002b5203"/>
    </style:style>
    <style:style style:name="T14" style:family="text">
      <style:text-properties officeooo:rsid="002e79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lasses</text:p>
      <text:p text:style-name="P1"/>
      <text:p text:style-name="P27">Livre</text:p>
      <text:p text:style-name="P20">C’est la classe de base permettant d’accéder aux informations du fichier. S’initialise avec un fichier. Renvoie une FormatError si le fichier ne peut pas être traité (différent de .pdf et .epub)</text:p>
      <text:p text:style-name="P10"/>
      <text:p text:style-name="P10">attributs :</text:p>
      <text:p text:style-name="P11"><text:span text:style-name="T1">path → objet path-like </text:span><text:span text:style-name="T2">C</text:span><text:span text:style-name="T1">hemin qui mène vers le fichier</text:span></text:p>
      <text:p text:style-name="P11"><text:span text:style-name="T1">format → type str. </text:span><text:span text:style-name="T2">E</text:span><text:span text:style-name="T1">xtension du fichier</text:span></text:p>
      <text:p text:style-name="P8"><text:span text:style-name="T1">nomFichier → type str. </text:span><text:span text:style-name="T2">N</text:span><text:span text:style-name="T1">om complet du fichier</text:span></text:p>
      <text:p text:style-name="P2">toc → type dict. Si le fichier est un pdf ou un epub, ceci est sa table des matières <text:span text:style-name="T5">sous la forme {page : chapitre, ...}</text:span></text:p>
      <text:p text:style-name="P3">titre → type str. </text:p>
      <text:p text:style-name="P3">Auteur → <text:span text:style-name="T3">type str</text:span></text:p>
      <text:p text:style-name="P3">langue → <text:span text:style-name="T3">type str</text:span></text:p>
      <text:p text:style-name="P7"/>
      <text:p text:style-name="P7">méthodes :</text:p>
      <text:p text:style-name="P4">print_toc(<text:span text:style-name="T4">arg – chemin : type str, option - epub : type bool*) → Crée les différentes tables des matières dans le dossier spécifié par chemin.</text:span></text:p>
      <text:p text:style-name="P5">*l’epub est en option car sur certaines distributions le module utilisé crée un conflit.</text:p>
      <text:p text:style-name="P5">del_toc(arg – chemin : type str) → supprime les tables des matières dans le dossier spécifié par chemin.</text:p>
      <text:p text:style-name="P1"/>
      <text:p text:style-name="P27">Bibliothèque</text:p>
      <text:p text:style-name="P20">Classe représentant l’état de la bibliothèque. Contient les informations nécessaire à la liste d’ouvrages et d’auteurs. <text:s/>Il sera nécessaire de créer une instance manuellement si il y a une bibliothèque existante.</text:p>
      <text:p text:style-name="P7"/>
      <text:p text:style-name="P7">attributs :</text:p>
      <text:p text:style-name="P12"><text:span text:style-name="T4">ouvrages → </text:span><text:span text:style-name="T5">type dict. Dictionnaire des différents fichiers qui seront gérés. De la forme {objet Livre :</text:span><text:span text:style-name="T6"> </text:span><text:span text:style-name="T7">[titre, auteur, langue, fichier], …</text:span><text:span text:style-name="T8">}</text:span></text:p>
      <text:p text:style-name="P13">auteurs → type dict. Dictionnaire des différents auteurs de la bibliothèque. De la forme {auteur : [(titre, fichier), …], ...}</text:p>
      <text:p text:style-name="P7"/>
      <text:p text:style-name="P7">méthodes :</text:p>
      <text:p text:style-name="P14">add(arg – chemin, option – log : type bool) → Ajoute le fichier spécifié par chemin dans la bibliothèque. Log permet de savoir si l’opération sera répertorié dans le fichier de log.</text:p>
      <text:p text:style-name="P14">remove(arg – chemin, option – log : type bool) → Opération analogue à <text:span text:style-name="T9">add</text:span></text:p>
      <text:p text:style-name="P16">is_vide() → retourne un bool. Si la bibliothèque ne contient rien, renvoie True. False sinon.</text:p>
      <text:p text:style-name="P16">print_ouvrages_auteurs(arg – dossierRapport : <text:span text:style-name="T10">str, option – epub : type bool) → </text:span><text:span text:style-name="T11">Crée les deux listes d’ouvrages et d’auteurs dans le dossier spécifié.</text:span></text:p>
      <text:p text:style-name="P15"/>
      <text:p text:style-name="P27">Rapport </text:p>
      <text:p text:style-name="P20">Classe dont la création d’une instance crée automatiquement les rapports dans le dossier spécifié en entrée. <text:span text:style-name="T12">S’initialise avec un dossier (type str) contenant les livres et un autre dossier (type str) indiquant l’emplacement des rapports.</text:span></text:p>
      <text:p text:style-name="P22">On peut indiquer des options init (type bool), update (type bool), <text:span text:style-name="T13">ancienneBibli (type objet Bibliothèque). Init et update ne doivent pas être vrais en même temps. Et si update est vrai il faut indiquer une ancienne bibliothèque à comparer.</text:span></text:p>
      <text:p text:style-name="P7"><text:soft-page-break/></text:p>
      <text:p text:style-name="P7">attributs :</text:p>
      <text:p text:style-name="P17">dossierRapport → type str. Fichier où devront être déposés les rapports</text:p>
      <text:p text:style-name="P18">bibli → type objet Bibliothèque. Contient la bibliothèque ainsi générée </text:p>
      <text:p text:style-name="P7"/>
      <text:p text:style-name="P7">méthodes :</text:p>
      <text:p text:style-name="P1"/>
      <text:p text:style-name="P27">Config</text:p>
      <text:p text:style-name="P24">Classe à initialiser au début du programme pour accéder aux différents dossiers.</text:p>
      <text:p text:style-name="P7">attributs :</text:p>
      <text:p text:style-name="P19">fichierConfig → type str. </text:p>
      <text:p text:style-name="P19">DossierRapports → type str.</text:p>
      <text:p text:style-name="P19">DossierBibli → type str.</text:p>
      <text:p text:style-name="P19">FichierLogs → type str.</text:p>
      <text:p text:style-name="P7">Méthodes :</text:p>
      <text:p text:style-name="P21">startlog() → <text:span text:style-name="T14">permet la création du fichier de log</text:span></text:p>
      <text:p text:style-name="P1"/>
      <text:p text:style-name="P25">Dépendances</text:p>
      <text:p text:style-name="P9"/>
      <text:p text:style-name="P23">pathlib, pymupdf, epub, fpdf, langdetect, configparser, logging, aspose.wor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5T11:22:44.615455900</meta:creation-date>
    <meta:editing-duration>PT24M8S</meta:editing-duration>
    <meta:editing-cycles>7</meta:editing-cycles>
    <meta:generator>LibreOffice/7.3.7.2$Linux_X86_64 LibreOffice_project/30$Build-2</meta:generator>
    <dc:date>2022-12-05T13:32:40.252704421</dc:date>
    <meta:document-statistic meta:table-count="0" meta:image-count="0" meta:object-count="0" meta:page-count="2" meta:paragraph-count="43" meta:word-count="462" meta:character-count="2874" meta:non-whitespace-character-count="2442"/>
  </office:meta>
</office:document-meta>
</file>